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fo:text-align="center" style:justify-single-word="false"/>
      <style:text-properties style:font-name="Calibri" fo:font-size="14pt" fo:font-weight="normal" style:font-name-asian="Calibri2" style:font-size-asian="14pt" style:font-weight-asian="normal" style:font-name-complex="Calibri2"/>
    </style:style>
    <style:style style:name="P3" style:family="paragraph" style:parent-style-name="Standard">
      <style:paragraph-properties fo:margin-top="0cm" fo:margin-bottom="0.353cm" loext:contextual-spacing="false" fo:line-height="115%"/>
      <style:text-properties style:font-name="Calibri" fo:font-size="14pt" fo:font-weight="bold" style:font-name-asian="Calibri2" style:font-size-asian="14pt" style:font-weight-asian="bold" style:font-name-complex="Calibri2"/>
    </style:style>
    <style:style style:name="P4" style:family="paragraph" style:parent-style-name="Standard">
      <style:paragraph-properties fo:margin-top="0cm" fo:margin-bottom="0.353cm" loext:contextual-spacing="false" fo:line-height="115%"/>
      <style:text-properties style:font-name="Calibri" fo:font-weight="normal" style:font-name-asian="Calibri2" style:font-weight-asian="normal" style:font-name-complex="Calibri2"/>
    </style:style>
    <style:style style:name="P5" style:family="paragraph" style:parent-style-name="Preformatted_20_Text">
      <style:paragraph-properties fo:margin-top="0cm" fo:margin-bottom="0.051cm" loext:contextual-spacing="false" fo:line-height="115%"/>
    </style:style>
    <style:style style:name="P6" style:family="paragraph" style:parent-style-name="Preformatted_20_Text">
      <style:paragraph-properties fo:margin-top="0cm" fo:margin-bottom="0.051cm" loext:contextual-spacing="false" fo:line-height="100%"/>
      <style:text-properties style:font-name="Calibri" fo:font-weight="bold" officeooo:paragraph-rsid="00157de8" style:font-name-asian="Calibri2" style:font-weight-asian="bold" style:font-name-complex="Calibri2"/>
    </style:style>
    <style:style style:name="P7" style:family="paragraph" style:parent-style-name="Preformatted_20_Text">
      <style:paragraph-properties fo:margin-left="0cm" fo:margin-right="-0.801cm" fo:line-height="0.512cm" fo:text-indent="0cm" style:auto-text-indent="false"/>
      <style:text-properties style:font-name="Calibri" fo:font-size="14pt" fo:font-style="normal" fo:font-weight="bold" style:font-name-asian="Calibri2" style:font-size-asian="14pt" style:font-style-asian="normal" style:font-weight-asian="bold" style:font-name-complex="Calibri2"/>
    </style:style>
    <style:style style:name="P8" style:family="paragraph" style:parent-style-name="Preformatted_20_Text">
      <style:paragraph-properties fo:margin-top="0cm" fo:margin-bottom="0.051cm" loext:contextual-spacing="false" fo:line-height="100%"/>
    </style:style>
    <style:style style:name="P9" style:family="paragraph" style:parent-style-name="Preformatted_20_Text">
      <style:paragraph-properties fo:margin-top="0cm" fo:margin-bottom="0.051cm" loext:contextual-spacing="false" fo:line-height="100%"/>
      <style:text-properties fo:font-weight="normal" style:font-weight-asian="normal" style:font-weight-complex="normal"/>
    </style:style>
    <style:style style:name="P10" style:family="paragraph" style:parent-style-name="Preformatted_20_Text">
      <style:paragraph-properties fo:line-height="115%"/>
      <style:text-properties style:font-name="Calibri" fo:font-weight="bold" style:font-name-asian="Calibri2" style:font-weight-asian="bold" style:font-name-complex="Calibri2"/>
    </style:style>
    <style:style style:name="P11" style:family="paragraph" style:parent-style-name="Preformatted_20_Text">
      <style:paragraph-properties fo:line-height="115%"/>
      <style:text-properties style:font-name="Calibri" fo:font-weight="normal" officeooo:paragraph-rsid="0017f0b6" style:font-name-asian="Calibri2" style:font-weight-asian="normal" style:font-name-complex="Calibri2" style:font-weight-complex="normal"/>
    </style:style>
    <style:style style:name="P12" style:family="paragraph" style:parent-style-name="Preformatted_20_Text">
      <style:paragraph-properties fo:line-height="115%"/>
      <style:text-properties style:font-name="Calibri" fo:font-weight="normal" officeooo:paragraph-rsid="0017f0b6" style:font-name-asian="Calibri2" style:font-weight-asian="normal" style:font-name-complex="Calibri2"/>
    </style:style>
    <style:style style:name="P13" style:family="paragraph" style:parent-style-name="Preformatted_20_Text">
      <style:paragraph-properties fo:margin-top="0cm" fo:margin-bottom="0cm" loext:contextual-spacing="false" fo:line-height="115%"/>
      <style:text-properties style:font-name="Calibri" fo:font-weight="bold" officeooo:paragraph-rsid="001649d5" style:font-name-asian="Calibri2" style:font-weight-asian="bold" style:font-name-complex="Calibri2"/>
    </style:style>
    <style:style style:name="P14" style:family="paragraph" style:parent-style-name="Preformatted_20_Text">
      <style:paragraph-properties fo:margin-top="0cm" fo:margin-bottom="0cm" loext:contextual-spacing="false" fo:line-height="115%"/>
      <style:text-properties style:font-name="Calibri" fo:font-weight="normal" officeooo:paragraph-rsid="001649d5" style:font-name-asian="Calibri2" style:font-weight-asian="normal" style:font-name-complex="Calibri2" style:font-weight-complex="normal"/>
    </style:style>
    <style:style style:name="P15" style:family="paragraph" style:parent-style-name="Preformatted_20_Text">
      <style:paragraph-properties fo:margin-top="0cm" fo:margin-bottom="0cm" loext:contextual-spacing="false" fo:line-height="115%"/>
      <style:text-properties officeooo:paragraph-rsid="001649d5"/>
    </style:style>
    <style:style style:name="P16" style:family="paragraph" style:parent-style-name="Preformatted_20_Text">
      <style:paragraph-properties fo:margin-left="0cm" fo:margin-right="-0.801cm" fo:line-height="0.512cm" fo:text-indent="0cm" style:auto-text-indent="false"/>
      <style:text-properties style:font-name="Calibri" fo:font-size="14pt" fo:font-style="normal" fo:font-weight="bold" style:font-name-asian="Calibri2" style:font-size-asian="14pt" style:font-style-asian="normal" style:font-weight-asian="bold" style:font-name-complex="Calibri2"/>
    </style:style>
    <style:style style:name="P17" style:family="paragraph" style:parent-style-name="Preformatted_20_Text">
      <style:paragraph-properties fo:margin-left="0cm" fo:margin-right="-0.801cm" fo:line-height="0.512cm" fo:text-indent="0cm" style:auto-text-indent="false"/>
      <style:text-properties style:font-name="Calibri" fo:font-size="12pt" fo:font-style="normal" fo:font-weight="normal" officeooo:rsid="00231382" officeooo:paragraph-rsid="00231382" style:font-name-asian="Calibri2" style:font-size-asian="12pt" style:font-style-asian="normal" style:font-weight-asian="normal" style:font-name-complex="Calibri2" style:font-weight-complex="normal"/>
    </style:style>
    <style:style style:name="P18" style:family="paragraph" style:parent-style-name="Preformatted_20_Text">
      <style:paragraph-properties fo:margin-left="0cm" fo:margin-right="-0.801cm" fo:line-height="0.512cm" fo:text-indent="0cm" style:auto-text-indent="false"/>
      <style:text-properties style:font-name="Calibri" fo:font-size="12pt" style:font-size-asian="12pt" style:font-name-complex="Calibri2"/>
    </style:style>
    <style:style style:name="P19" style:family="paragraph" style:parent-style-name="Preformatted_20_Text">
      <style:paragraph-properties fo:margin-left="0cm" fo:margin-right="-0.801cm" fo:line-height="0.512cm" fo:text-indent="0cm" style:auto-text-indent="false"/>
      <style:text-properties style:font-name="Calibri" fo:font-size="12pt" officeooo:rsid="00115ff0" officeooo:paragraph-rsid="00115ff0" style:font-size-asian="12pt" style:font-name-complex="Calibri2"/>
    </style:style>
    <style:style style:name="P20" style:family="paragraph" style:parent-style-name="Preformatted_20_Text">
      <style:paragraph-properties fo:margin-left="0cm" fo:margin-right="-0.801cm" fo:line-height="0.512cm" fo:text-indent="0cm" style:auto-text-indent="false"/>
      <style:text-properties fo:color="#a9b7c6" style:font-name="Courier New1" fo:font-size="12pt" fo:font-style="normal" fo:font-weight="normal" officeooo:rsid="00231382" officeooo:paragraph-rsid="00231382" style:font-name-asian="Calibri2" style:font-size-asian="12pt" style:font-style-asian="normal" style:font-weight-asian="normal" style:font-name-complex="Calibri2" style:font-weight-complex="normal"/>
    </style:style>
    <style:style style:name="P21" style:family="paragraph" style:parent-style-name="Preformatted_20_Text">
      <style:paragraph-properties fo:margin-left="0cm" fo:margin-right="-0.801cm" fo:line-height="0.512cm" fo:text-indent="0cm" style:auto-text-indent="false"/>
      <style:text-properties fo:color="#000000" style:font-name="Calibri" fo:font-size="12pt" fo:font-style="normal" fo:font-weight="normal" officeooo:rsid="0027848b" officeooo:paragraph-rsid="0027848b" style:font-name-asian="Calibri2" style:font-size-asian="12pt" style:font-style-asian="normal" style:font-weight-asian="normal" style:font-name-complex="Calibri2" style:font-weight-complex="normal"/>
    </style:style>
    <style:style style:name="P22" style:family="paragraph" style:parent-style-name="Preformatted_20_Text">
      <style:paragraph-properties fo:margin-left="0cm" fo:margin-right="-0.801cm" fo:line-height="0.512cm" fo:text-indent="0cm" style:auto-text-indent="false"/>
      <style:text-properties fo:color="#000000" style:font-name="Calibri" fo:font-size="12pt" fo:font-style="normal" fo:font-weight="normal" officeooo:rsid="002c4eac" officeooo:paragraph-rsid="002c4eac" style:font-name-asian="Calibri2" style:font-size-asian="12pt" style:font-style-asian="normal" style:font-weight-asian="normal" style:font-name-complex="Calibri2" style:font-weight-complex="normal"/>
    </style:style>
    <style:style style:name="P23" style:family="paragraph" style:parent-style-name="Preformatted_20_Text">
      <style:paragraph-properties fo:margin-left="0cm" fo:margin-right="-0.801cm" fo:line-height="0.512cm" fo:text-indent="0cm" style:auto-text-indent="false"/>
    </style:style>
    <style:style style:name="P24" style:family="paragraph" style:parent-style-name="Preformatted_20_Text">
      <style:paragraph-properties fo:margin-left="0cm" fo:margin-right="-0.801cm" fo:line-height="0.512cm" fo:text-indent="0cm" style:auto-text-indent="false"/>
      <style:text-properties officeooo:paragraph-rsid="002c4eac"/>
    </style:style>
    <style:style style:name="P25" style:family="paragraph" style:parent-style-name="Preformatted_20_Text">
      <style:paragraph-properties fo:margin-left="0cm" fo:margin-right="-0.801cm" fo:margin-top="0cm" fo:margin-bottom="0cm" loext:contextual-spacing="false" fo:line-height="0.512cm" fo:text-indent="0cm" style:auto-text-indent="false"/>
      <style:text-properties style:font-name="Calibri" fo:font-size="12pt" style:font-size-asian="12pt" style:font-name-complex="Calibri2"/>
    </style:style>
    <style:style style:name="P26" style:family="paragraph" style:parent-style-name="Preformatted_20_Text">
      <style:paragraph-properties fo:margin-left="0cm" fo:margin-right="-0.801cm" fo:margin-top="0cm" fo:margin-bottom="0cm" loext:contextual-spacing="false" fo:line-height="0.512cm" fo:text-indent="0cm" style:auto-text-indent="false"/>
    </style:style>
    <style:style style:name="P27" style:family="paragraph" style:parent-style-name="Standard" style:master-page-name="Standard">
      <style:paragraph-properties fo:margin-top="0cm" fo:margin-bottom="0.353cm" loext:contextual-spacing="false" fo:line-height="115%" fo:text-align="center" style:justify-single-word="false" style:page-number="auto">
        <style:tab-stops>
          <style:tab-stop style:position="15.529cm"/>
        </style:tab-stops>
      </style:paragraph-properties>
      <style:text-properties style:font-name="Calibri" fo:font-size="18pt" fo:font-weight="bold" style:font-name-asian="Calibri2" style:font-size-asian="18pt" style:font-weight-asian="bold" style:font-name-complex="Calibri2"/>
    </style:style>
    <style:style style:name="P28" style:family="paragraph" style:parent-style-name="Standard">
      <style:paragraph-properties fo:margin-top="0cm" fo:margin-bottom="0.353cm" loext:contextual-spacing="false" fo:line-height="115%"/>
      <style:text-properties style:font-name="Calibri" fo:font-size="12pt" fo:font-style="normal" fo:font-weight="normal" officeooo:rsid="0016a061" officeooo:paragraph-rsid="0016a061" style:font-name-asian="Calibri2" style:font-size-asian="12pt" style:font-style-asian="normal" style:font-weight-asian="normal" style:font-name-complex="Calibri2"/>
    </style:style>
    <style:style style:name="P29" style:family="paragraph" style:parent-style-name="Standard">
      <style:paragraph-properties fo:margin-top="0cm" fo:margin-bottom="0.353cm" loext:contextual-spacing="false" fo:line-height="115%"/>
      <style:text-properties style:font-name="Calibri" fo:font-size="12pt" fo:font-style="normal" fo:font-weight="normal" officeooo:rsid="0016a061" officeooo:paragraph-rsid="0017c38f" style:font-name-asian="Calibri2" style:font-size-asian="12pt" style:font-style-asian="normal" style:font-weight-asian="normal" style:font-name-complex="Calibri2"/>
    </style:style>
    <style:style style:name="P30" style:family="paragraph" style:parent-style-name="Standard">
      <style:paragraph-properties fo:margin-top="0cm" fo:margin-bottom="0.353cm" loext:contextual-spacing="false" fo:line-height="115%"/>
      <style:text-properties style:font-name="Calibri" fo:font-size="12pt" fo:font-style="normal" fo:font-weight="normal" officeooo:rsid="0016a061" officeooo:paragraph-rsid="001f084d" style:font-name-asian="Calibri2" style:font-size-asian="12pt" style:font-style-asian="normal" style:font-weight-asian="normal" style:font-name-complex="Calibri2" style:font-weight-complex="bold"/>
    </style:style>
    <style:style style:name="P31" style:family="paragraph" style:parent-style-name="Standard">
      <style:paragraph-properties fo:margin-top="0cm" fo:margin-bottom="0.353cm" loext:contextual-spacing="false" fo:line-height="115%"/>
      <style:text-properties style:font-name="Calibri" fo:font-size="12pt" fo:font-style="normal" fo:font-weight="bold" officeooo:rsid="001d895e" officeooo:paragraph-rsid="001d895e" style:font-name-asian="Calibri2" style:font-size-asian="12pt" style:font-style-asian="normal" style:font-weight-asian="bold" style:font-name-complex="Calibri2" style:font-weight-complex="bold"/>
    </style:style>
    <style:style style:name="T1" style:family="text">
      <style:text-properties style:font-name="Calibri" fo:font-weight="normal" style:font-name-asian="Calibri2" style:font-weight-asian="normal" style:font-name-complex="Calibri2"/>
    </style:style>
    <style:style style:name="T2" style:family="text">
      <style:text-properties style:font-name="Calibri" fo:font-weight="bold" style:font-name-asian="Calibri2" style:font-weight-asian="bold" style:font-name-complex="Calibri2"/>
    </style:style>
    <style:style style:name="T3" style:family="text">
      <style:text-properties style:font-name="Calibri" fo:font-weight="bold" officeooo:rsid="00151acb" style:font-name-asian="Calibri2" style:font-weight-asian="bold" style:font-name-complex="Calibri2" style:font-weight-complex="bold"/>
    </style:style>
    <style:style style:name="T4" style:family="text">
      <style:text-properties style:font-name="Calibri" fo:font-weight="bold" officeooo:rsid="001649d5" style:font-name-asian="Calibri2" style:font-weight-asian="bold" style:font-name-complex="Calibri2"/>
    </style:style>
    <style:style style:name="T5" style:family="text">
      <style:text-properties style:font-name="Calibri" fo:font-size="12pt" style:font-size-asian="12pt" style:font-name-complex="Calibri2"/>
    </style:style>
    <style:style style:name="T6" style:family="text">
      <style:text-properties style:font-name="Calibri" officeooo:rsid="001649d5" style:font-name-asian="Calibri2" style:font-name-complex="Calibri2"/>
    </style:style>
    <style:style style:name="T7" style:family="text">
      <style:text-properties officeooo:rsid="0013599d"/>
    </style:style>
    <style:style style:name="T8" style:family="text">
      <style:text-properties officeooo:rsid="00151acb" style:font-weight-complex="bold"/>
    </style:style>
    <style:style style:name="T9" style:family="text">
      <style:text-properties officeooo:rsid="001649d5"/>
    </style:style>
    <style:style style:name="T10" style:family="text">
      <style:text-properties fo:font-weight="bold" style:font-weight-asian="bold" style:font-weight-complex="bold"/>
    </style:style>
    <style:style style:name="T11" style:family="text">
      <style:text-properties fo:font-weight="bold" officeooo:rsid="0017c38f" style:font-weight-asian="bold" style:font-weight-complex="bold"/>
    </style:style>
    <style:style style:name="T12" style:family="text">
      <style:text-properties fo:font-weight="bold" style:font-weight-asian="bold" style:font-weight-complex="normal"/>
    </style:style>
    <style:style style:name="T13" style:family="text">
      <style:text-properties fo:font-weight="bold" officeooo:rsid="001f084d" style:font-weight-asian="bold" style:font-weight-complex="normal"/>
    </style:style>
    <style:style style:name="T14" style:family="text">
      <style:text-properties style:font-name="Calibri1"/>
    </style:style>
    <style:style style:name="T15" style:family="text">
      <style:text-properties style:font-weight-complex="normal"/>
    </style:style>
    <style:style style:name="T16" style:family="text">
      <style:text-properties officeooo:rsid="001f084d" style:font-weight-complex="normal"/>
    </style:style>
    <style:style style:name="T17" style:family="text">
      <style:text-properties officeooo:rsid="00203365" style:font-weight-complex="normal"/>
    </style:style>
    <style:style style:name="T18" style:family="text">
      <style:text-properties officeooo:rsid="0021b0b7" style:font-weight-complex="normal"/>
    </style:style>
    <style:style style:name="T19" style:family="text">
      <style:text-properties officeooo:rsid="001c6e82"/>
    </style:style>
    <style:style style:name="T20" style:family="text">
      <style:text-properties fo:font-weight="normal" style:font-weight-asian="normal" style:font-weight-complex="normal"/>
    </style:style>
    <style:style style:name="T21" style:family="text">
      <style:text-properties fo:font-weight="normal" officeooo:rsid="00214f0e" style:font-weight-asian="normal" style:font-weight-complex="normal"/>
    </style:style>
    <style:style style:name="T22" style:family="text">
      <style:text-properties officeooo:rsid="0024822d"/>
    </style:style>
    <style:style style:name="T23" style:family="text">
      <style:text-properties fo:color="#6a8759"/>
    </style:style>
    <style:style style:name="T24" style:family="text">
      <style:text-properties fo:color="#9876aa"/>
    </style:style>
    <style:style style:name="T25" style:family="text">
      <style:text-properties officeooo:rsid="002970e9"/>
    </style:style>
    <style:style style:name="T26" style:family="text">
      <style:text-properties officeooo:rsid="002dbb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aca domowa <text:span text:style-name="T7">3</text:span> – <text:span text:style-name="T7">highway</text:span></text:p>
      <text:p text:style-name="P2">Przemysław Kleszcz</text:p>
      <text:p text:style-name="P3">Zadanie</text:p>
      <text:p text:style-name="P4">Cel pracy domowej: <text:span text:style-name="T7">Określić czy planowana sieć połączeń jest możliwa do realizacji na podstawie danych z bazy danych.</text:span></text:p>
      <text:p text:style-name="P3">Organizacja strukturalna</text:p>
      <text:p text:style-name="P1"><text:span text:style-name="T1">Projekt zawiera jeden plik: </text:span><text:span text:style-name="T3">Highway</text:span><text:span text:style-name="T2">.java</text:span></text:p>
      <text:p text:style-name="P6"><text:span text:style-name="T8">Highway</text:span>.java:</text:p>
      <text:p text:style-name="P8"><text:span text:style-name="T2">public class </text:span><text:span text:style-name="T4">Highway</text:span></text:p>
      <text:p text:style-name="P9"><text:span text:style-name="T6"><text:tab/>protected void doGet(HttpServletRequest request, </text:span><text:span text:style-name="T14">HttpServletResponse response)</text:span></text:p>
      <text:p text:style-name="P9"><text:span text:style-name="T14"><text:tab/>protected void doPost(HttpServletRequest request, HttpServletResponse response)</text:span></text:p>
      <text:p text:style-name="P9"><text:span text:style-name="T14"><text:tab/>protected void calculate(HttpServletRequest request,HttpServletResponse response)</text:span></text:p>
      <text:p text:style-name="P9"><text:span text:style-name="T14"><text:tab/>private Graph&lt;Integer&gt; loadData(String conn)</text:span></text:p>
      <text:p text:style-name="P10">class <text:span text:style-name="T9">PlanarityTest</text:span></text:p>
      <text:p text:style-name="P11"><text:tab/>private static Set&lt;String&gt; ctreateNis()</text:p>
      <text:p text:style-name="P11"><text:tab/>boolean isPlanar(Graph&lt;Integer&gt; graph)</text:p>
      <text:p text:style-name="P12"><text:span text:style-name="T15"><text:tab/>private static &lt;T&gt; boolean isPlanar(Graph&lt;T&gt; graph, Graph&lt;T&gt; cycle)</text:span></text:p>
      <text:p text:style-name="P10"><text:s text:c="4"/>class <text:span text:style-name="T9">Graph</text:span></text:p>
      <text:p text:style-name="P11"><text:tab/>private void addVertex(T v)</text:p>
      <text:p text:style-name="P11"><text:tab/>void addEdge(T v1, T v2)</text:p>
      <text:p text:style-name="P11"><text:tab/>void deleteEdge(T v1, T v2)</text:p>
      <text:p text:style-name="P11"><text:tab/>int countVertices()</text:p>
      <text:p text:style-name="P11"><text:tab/>int countEdges()</text:p>
      <text:p text:style-name="P11"><text:tab/>Set&lt;T&gt; getBorderers(T v)</text:p>
      <text:p text:style-name="P11"><text:tab/>private int getDegree(T v)</text:p>
      <text:p text:style-name="P11"><text:tab/>Set&lt;T&gt; getVertices()</text:p>
      <text:p text:style-name="P11"><text:tab/>boolean hasVertex(T v)</text:p>
      <text:p text:style-name="P11"><text:tab/>boolean hasEdge(T v1, T v2)</text:p>
      <text:p text:style-name="P11"><text:tab/>static &lt;T&gt; boolean isPath(Graph&lt;T&gt; graph)</text:p>
      <text:p text:style-name="P11"><text:tab/>static &lt;T&gt; boolean isBipartite(Graph&lt;T&gt; graph)</text:p>
      <text:p text:style-name="P11"><text:tab/>static &lt;T&gt; Set&lt;Graph&lt;T&gt;&gt; divideToPieces(Graph&lt;T&gt; graph, Graph&lt;T&gt; cycle)</text:p>
      <text:p text:style-name="P11"><text:tab/>static &lt;T&gt; Graph&lt;T&gt; addGraphs(Graph&lt;T&gt; g1, Graph&lt;T&gt; g2)</text:p>
      <text:p text:style-name="P13"><text:s text:c="4"/>class <text:span text:style-name="T9">GraphProceeder</text:span></text:p>
      <text:p text:style-name="P14"><text:tab/>boolean isBipartite()</text:p>
      <text:p text:style-name="P14"><text:tab/>private boolean isBipartite(T v, boolean color)</text:p>
      <text:p text:style-name="P14"><text:tab/>T goThroughCycle()</text:p>
      <text:p text:style-name="P14"><text:tab/>Graph&lt;T&gt; getPath(T start, T end, Collection&lt;T&gt; banned)</text:p>
      <text:p text:style-name="P14"><text:tab/>private boolean getPath(T v)</text:p>
      <text:p text:style-name="P14"><text:tab/>Graph&lt;T&gt; findCycle()</text:p>
      <text:p text:style-name="P14"><text:soft-page-break/><text:tab/>private Graph&lt;T&gt; findCycle(T v)</text:p>
      <text:p text:style-name="P14"><text:tab/>Set&lt;Graph&lt;T&gt;&gt; divideToPieces(Graph&lt;T&gt; cycle)</text:p>
      <text:p text:style-name="P14"><text:tab/>private void makePiece(Graph&lt;T&gt; cycle, T v)</text:p>
      <text:p text:style-name="P15"><text:span text:style-name="T2"/></text:p>
      <text:p text:style-name="P28"><text:span text:style-name="T10">Highway -</text:span> Klasa servletu realizująca podstawową funkcjonalność założoną w zadaniu.</text:p>
      <text:p text:style-name="P29"><text:span text:style-name="T11">PlanarityTest -</text:span> Klasa <text:span text:style-name="T19">zawierającą implementację algorytmu sprawdzania planarności, wykorzystanej w celu sprawdzenia możliwości realizacji połączeń.</text:span></text:p>
      <text:p text:style-name="P31">Graph - <text:span text:style-name="T20">Klasa struktury grafu, zawierająca wszystkie operacje manipulacji na grafie wykorzystane do realizacji zadania </text:span><text:span text:style-name="T21">takie jak dodawanie, usuwanie krawędzi czy zliczanie wierzchołków</text:span><text:span text:style-name="T20">.</text:span></text:p>
      <text:p text:style-name="P30"><text:span text:style-name="T13">GraphProceeder</text:span><text:span text:style-name="T15"> </text:span><text:span text:style-name="T12">-</text:span><text:span text:style-name="T15"> </text:span><text:span text:style-name="T16">Klasa zawie</text:span><text:span text:style-name="T17">rająca różne metody pozwalające na przechodzenie po grafie. </text:span><text:span text:style-name="T18">Pomocna przy rekursywnym badaniu grafu. </text:span></text:p>
      <text:p text:style-name="P5"/>
      <text:p text:style-name="P7">Opis mechanizmu</text:p>
      <text:p text:style-name="P7"/>
      <text:p text:style-name="P17">Program jest zrealizowany w konwencji servletu. Zadaniem <text:span text:style-name="T22">metod przetwarzania żądań jest odczyt parametru conn zawierającego connection string do połączenia z bazą danych. Jeśli connection string nie jest uzupełniony dalsza funkcjonalność jest pomijana. W dalszym etapie odbywa się połączenie z bazą danych za pomocą jdbc. Wykonywane jest zapytanie do bazy danych:</text:span></text:p>
      <text:p text:style-name="P17"/>
      <text:p text:style-name="P20"><text:span text:style-name="T23"><text:tab/><text:tab/><text:tab/>select </text:span><text:span text:style-name="T24">i</text:span><text:span text:style-name="T23">, </text:span><text:span text:style-name="T24">j</text:span><text:span text:style-name="T23">, </text:span><text:span text:style-name="T24">id</text:span><text:span text:style-name="T23"> from hdata</text:span></text:p>
      <text:p text:style-name="P20"><text:span text:style-name="T23"/></text:p>
      <text:p text:style-name="P21">Wyniki zapytania są przetwarzanie sekwencyjnie w pętli. Wartości pola i oraz j z bazy danych są dodawane do struktury grafu jako nowe krawędzie. Jednocześnie szukana jest wartość maksymalna <text:span text:style-name="T25">n</text:span> z i oraz j w obrębie całej tabeli. Do struktury grafu dodawane są istniejące połączenia drogi w przedziale od 1 do wartości maksymalnej n. <text:span text:style-name="T25">Na koniec do struktury dodawane jest sztuczne połączenie pomiędzy wartością 1 oraz wartością maksymalną n. Dla tak przygotowanego grafu uruchamiana jest funkcjonalność sprawdzania planarności.</text:span></text:p>
      <text:p text:style-name="P21"/>
      <text:p text:style-name="P22">Funkcjonalność sprawdzania planarności <text:span text:style-name="T26">w pierwszej kolejności wyodrębnia cykl grafu. Następnie sprawdza czy przekazany graf ma więcej niż 3n-6 krawędzi. Jeśli tak, od raz wiemy, że graf nie jest planarny. Jeśli poprzedni warunek nie zachodzi wyznaczane są części grafu, uwzględniając wcześniej wyodrębniony cykl. Dla każdej wyodrębnionej części sprawdzane jest czy to graf ścieżki. Jeśli nie, dodajemy część do cyklu. W uzyskanym cyklu zamieniamy odcinek między dwoma kolejnymi przyłączeniami z częścią. Powyższą funkcjonalność należy wykonywać rekursywnie aż do uzyskania wartości false. Wtedy graf jest nieplanarny. Jeśli wartość false nie zostanie uzyskana, z wyodrębnionych części konstruowany jest graf przecięć. Jeśli nowouzyskany graf nie jest dwudzielny, przekazany funkcjonalności na początku graf jest nieplanarny i zwracana jest wartość 0 w odpowiedzi Servletu. W przeciwnym wypadku jest planarny i zwracana jest wartość 1. <text:s/></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pl" fo:country="PL" style:letter-kerning="true" style:font-name-asian="Liberation Serif1" style:font-family-asian="'Liberation Serif'" style:font-family-generic-asian="system" style:font-pitch-asian="variable" style:font-size-asian="14pt" style:language-asian="pl" style:country-asian="PL"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pl" style:country-asian="PL"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pl" style:country-asian="PL"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fo:font-style="italic" style:letter-kerning="true" style:font-name-asian="Liberation Serif1" style:font-family-asian="'Liberation Serif'" style:font-family-generic-asian="system" style:font-pitch-asian="variable" style:font-size-asian="12pt" style:language-asian="pl" style:country-asian="PL"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pl" style:country-asian="PL"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loext:contextual-spacing="false" fo:text-align="start" style:justify-single-word="false" fo:orphans="0" fo:widows="0" fo:hyphenation-ladder-count="no-limit" style:writing-mode="lr-tb"/>
      <style:text-properties fo:color="#000000" style:font-name="Liberation Mono" fo:font-family="'Liberation Mono'" style:font-family-generic="roman" style:font-pitch="variable" fo:font-size="10pt" fo:language="pl" fo:country="PL" style:letter-kerning="true" style:font-name-asian="Liberation Serif1" style:font-family-asian="'Liberation Serif'" style:font-family-generic-asian="system" style:font-pitch-asian="variable" style:font-size-asian="10pt" style:language-asian="pl" style:country-asian="PL"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ab-stops>
          <style:tab-stop style:position="8.162cm" style:type="center"/>
          <style:tab-stop style:position="16.325cm" style:type="right"/>
        </style:tab-stops>
      </style:paragraph-properties>
      <style:text-properties fo:color="#000000" style:font-name="Liberation Serif" fo:font-family="'Liberation Serif'"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pl" style:country-asian="PL" fo:hyphenate="false" fo:hyphenation-remain-char-count="2" fo:hyphenation-push-char-count="2"/>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752cm" fo:margin-right="2.51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4T19:33:14.879000000</dc:date>
    <meta:editing-duration>PT1H11M35S</meta:editing-duration>
    <meta:editing-cycles>34</meta:editing-cycles>
    <meta:generator>LibreOffice/5.4.2.2$Windows_X86_64 LibreOffice_project/22b09f6418e8c2d508a9eaf86b2399209b0990f4</meta:generator>
    <meta:document-statistic meta:table-count="0" meta:image-count="0" meta:object-count="0" meta:page-count="2" meta:paragraph-count="50" meta:word-count="499" meta:character-count="3936" meta:non-whitespace-character-count="3442"/>
  </office:meta>
</office:document-meta>
</file>